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.A1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+[.B1]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+[.B2]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+[.B3]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+[.B4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6]+[.B5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7]+[.B6]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8]+[.B7]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9]+[.B8]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0]+[.B9]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1]+[.B10]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2]+[.B11]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3]+[.B12]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4]+[.B13]"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5]+[.B14]"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6]+[.B15]"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7]+[.B16]"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8]+[.B17]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9]+[.B18]"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20]+[.B19]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21]+[.B20]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22]+[.B21]" office:value-type="float" office:value="106" calcext:value-type="float">
            <text:p>10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23]+[.B22]" office:value-type="float" office:value="114" calcext:value-type="float">
            <text:p>11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24]+[.B23]" office:value-type="float" office:value="122" calcext:value-type="float">
            <text:p>12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25]+[.B24]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26]+[.B25]"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27]+[.B26]" office:value-type="float" office:value="149" calcext:value-type="float">
            <text:p>14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28]+[.B27]" office:value-type="float" office:value="158" calcext:value-type="float">
            <text:p>15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29]+[.B28]" office:value-type="float" office:value="167" calcext:value-type="float">
            <text:p>16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30]+[.B29]" office:value-type="float" office:value="176" calcext:value-type="float">
            <text:p>17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1]+[.B30]" office:value-type="float" office:value="186" calcext:value-type="float">
            <text:p>18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2]+[.B31]" office:value-type="float" office:value="196" calcext:value-type="float">
            <text:p>19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3]+[.B32]" office:value-type="float" office:value="206" calcext:value-type="float">
            <text:p>20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4]+[.B33]" office:value-type="float" office:value="216" calcext:value-type="float">
            <text:p>21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5]+[.B34]" office:value-type="float" office:value="226" calcext:value-type="float">
            <text:p>22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6]+[.B35]" office:value-type="float" office:value="236" calcext:value-type="float">
            <text:p>23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37]+[.B36]" office:value-type="float" office:value="247" calcext:value-type="float">
            <text:p>24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38]+[.B37]" office:value-type="float" office:value="258" calcext:value-type="float">
            <text:p>25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39]+[.B38]" office:value-type="float" office:value="269" calcext:value-type="float">
            <text:p>269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40]+[.B39]" office:value-type="float" office:value="280" calcext:value-type="float">
            <text:p>28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41]+[.B40]" office:value-type="float" office:value="291" calcext:value-type="float">
            <text:p>29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42]+[.B41]" office:value-type="float" office:value="302" calcext:value-type="float">
            <text:p>30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43]+[.B42]" office:value-type="float" office:value="313" calcext:value-type="float">
            <text:p>31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44]+[.B43]" office:value-type="float" office:value="325" calcext:value-type="float">
            <text:p>32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45]+[.B44]" office:value-type="float" office:value="337" calcext:value-type="float">
            <text:p>33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46]+[.B45]" office:value-type="float" office:value="349" calcext:value-type="float">
            <text:p>34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47]+[.B46]" office:value-type="float" office:value="361" calcext:value-type="float">
            <text:p>36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48]+[.B47]" office:value-type="float" office:value="373" calcext:value-type="float">
            <text:p>37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49]+[.B48]" office:value-type="float" office:value="385" calcext:value-type="float">
            <text:p>38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50]+[.B49]" office:value-type="float" office:value="397" calcext:value-type="float">
            <text:p>39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51]+[.B50]" office:value-type="float" office:value="409" calcext:value-type="float">
            <text:p>40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52]+[.B51]" office:value-type="float" office:value="421" calcext:value-type="float">
            <text:p>42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53]+[.B52]" office:value-type="float" office:value="433" calcext:value-type="float">
            <text:p>43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54]+[.B53]" office:value-type="float" office:value="446" calcext:value-type="float">
            <text:p>44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55]+[.B54]" office:value-type="float" office:value="459" calcext:value-type="float">
            <text:p>45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56]+[.B55]" office:value-type="float" office:value="472" calcext:value-type="float">
            <text:p>47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57]+[.B56]" office:value-type="float" office:value="485" calcext:value-type="float">
            <text:p>48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58]+[.B57]" office:value-type="float" office:value="498" calcext:value-type="float">
            <text:p>498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59]+[.B58]" office:value-type="float" office:value="511" calcext:value-type="float">
            <text:p>51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60]+[.B59]" office:value-type="float" office:value="524" calcext:value-type="float">
            <text:p>52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61]+[.B60]" office:value-type="float" office:value="537" calcext:value-type="float">
            <text:p>53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62]+[.B61]" office:value-type="float" office:value="550" calcext:value-type="float">
            <text:p>55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63]+[.B62]" office:value-type="float" office:value="563" calcext:value-type="float">
            <text:p>56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64]+[.B63]" office:value-type="float" office:value="576" calcext:value-type="float">
            <text:p>57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65]+[.B64]" office:value-type="float" office:value="589" calcext:value-type="float">
            <text:p>58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66]+[.B65]" office:value-type="float" office:value="603" calcext:value-type="float">
            <text:p>60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67]+[.B66]" office:value-type="float" office:value="617" calcext:value-type="float">
            <text:p>61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68]+[.B67]" office:value-type="float" office:value="631" calcext:value-type="float">
            <text:p>63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69]+[.B68]" office:value-type="float" office:value="645" calcext:value-type="float">
            <text:p>64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70]+[.B69]" office:value-type="float" office:value="659" calcext:value-type="float">
            <text:p>65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71]+[.B70]" office:value-type="float" office:value="674" calcext:value-type="float">
            <text:p>67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72]+[.B71]" office:value-type="float" office:value="689" calcext:value-type="float">
            <text:p>68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73]+[.B72]" office:value-type="float" office:value="704" calcext:value-type="float">
            <text:p>70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74]+[.B73]" office:value-type="float" office:value="719" calcext:value-type="float">
            <text:p>71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75]+[.B74]" office:value-type="float" office:value="734" calcext:value-type="float">
            <text:p>73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76]+[.B75]" office:value-type="float" office:value="749" calcext:value-type="float">
            <text:p>74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77]+[.B76]" office:value-type="float" office:value="764" calcext:value-type="float">
            <text:p>7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78]+[.B77]" office:value-type="float" office:value="779" calcext:value-type="float">
            <text:p>779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79]+[.B78]" office:value-type="float" office:value="794" calcext:value-type="float">
            <text:p>79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80]+[.B79]" office:value-type="float" office:value="809" calcext:value-type="float">
            <text:p>80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81]+[.B80]" office:value-type="float" office:value="825" calcext:value-type="float">
            <text:p>82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82]+[.B81]" office:value-type="float" office:value="841" calcext:value-type="float">
            <text:p>84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83]+[.B82]" office:value-type="float" office:value="857" calcext:value-type="float">
            <text:p>85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84]+[.B83]" office:value-type="float" office:value="873" calcext:value-type="float">
            <text:p>873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85]+[.B84]" office:value-type="float" office:value="889" calcext:value-type="float">
            <text:p>88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86]+[.B85]" office:value-type="float" office:value="905" calcext:value-type="float">
            <text:p>90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87]+[.B86]" office:value-type="float" office:value="921" calcext:value-type="float">
            <text:p>92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88]+[.B87]" office:value-type="float" office:value="937" calcext:value-type="float">
            <text:p>93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89]+[.B88]" office:value-type="float" office:value="953" calcext:value-type="float">
            <text:p>953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90]+[.B89]" office:value-type="float" office:value="970" calcext:value-type="float">
            <text:p>97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91]+[.B90]" office:value-type="float" office:value="987" calcext:value-type="float">
            <text:p>98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92]+[.B91]" office:value-type="float" office:value="1004" calcext:value-type="float">
            <text:p>1004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93]+[.B92]" office:value-type="float" office:value="1021" calcext:value-type="float">
            <text:p>102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94]+[.B93]" office:value-type="float" office:value="1038" calcext:value-type="float">
            <text:p>103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95]+[.B94]" office:value-type="float" office:value="1055" calcext:value-type="float">
            <text:p>105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96]+[.B95]" office:value-type="float" office:value="1072" calcext:value-type="float">
            <text:p>1072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97]+[.B96]" office:value-type="float" office:value="1089" calcext:value-type="float">
            <text:p>1089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98]+[.B97]" office:value-type="float" office:value="1106" calcext:value-type="float">
            <text:p>110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99]+[.B98]" office:value-type="float" office:value="1123" calcext:value-type="float">
            <text:p>1123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00]+[.B99]" office:value-type="float" office:value="1140" calcext:value-type="float">
            <text:p>114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01]+[.B100]" office:value-type="float" office:value="1158" calcext:value-type="float">
            <text:p>115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02]+[.B101]" office:value-type="float" office:value="1176" calcext:value-type="float">
            <text:p>1176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03]+[.B102]" office:value-type="float" office:value="1194" calcext:value-type="float">
            <text:p>1194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04]+[.B103]" office:value-type="float" office:value="1212" calcext:value-type="float">
            <text:p>1212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05]+[.B104]" office:value-type="float" office:value="1230" calcext:value-type="float">
            <text:p>123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06]+[.B105]" office:value-type="float" office:value="1248" calcext:value-type="float">
            <text:p>124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07]+[.B106]" office:value-type="float" office:value="1266" calcext:value-type="float">
            <text:p>1266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08]+[.B107]" office:value-type="float" office:value="1284" calcext:value-type="float">
            <text:p>1284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09]+[.B108]" office:value-type="float" office:value="1302" calcext:value-type="float">
            <text:p>1302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10]+[.B109]" office:value-type="float" office:value="1320" calcext:value-type="float">
            <text:p>132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11]+[.B110]" office:value-type="float" office:value="1338" calcext:value-type="float">
            <text:p>133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12]+[.B111]" office:value-type="float" office:value="1356" calcext:value-type="float">
            <text:p>1356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13]+[.B112]" office:value-type="float" office:value="1374" calcext:value-type="float">
            <text:p>1374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14]+[.B113]" office:value-type="float" office:value="1392" calcext:value-type="float">
            <text:p>1392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15]+[.B114]" office:value-type="float" office:value="1410" calcext:value-type="float">
            <text:p>141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16]+[.B115]" office:value-type="float" office:value="1429" calcext:value-type="float">
            <text:p>142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17]+[.B116]" office:value-type="float" office:value="1448" calcext:value-type="float">
            <text:p>144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18]+[.B117]" office:value-type="float" office:value="1467" calcext:value-type="float">
            <text:p>1467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19]+[.B118]" office:value-type="float" office:value="1486" calcext:value-type="float">
            <text:p>1486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20]+[.B119]" office:value-type="float" office:value="1505" calcext:value-type="float">
            <text:p>150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21]+[.B120]" office:value-type="float" office:value="1524" calcext:value-type="float">
            <text:p>1524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22]+[.B121]" office:value-type="float" office:value="1543" calcext:value-type="float">
            <text:p>154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23]+[.B122]" office:value-type="float" office:value="1562" calcext:value-type="float">
            <text:p>1562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24]+[.B123]" office:value-type="float" office:value="1581" calcext:value-type="float">
            <text:p>158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25]+[.B124]" office:value-type="float" office:value="1600" calcext:value-type="float">
            <text:p>160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26]+[.B125]" office:value-type="float" office:value="1619" calcext:value-type="float">
            <text:p>16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27]+[.B126]" office:value-type="float" office:value="1638" calcext:value-type="float">
            <text:p>163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28]+[.B127]" office:value-type="float" office:value="1658" calcext:value-type="float">
            <text:p>165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29]+[.B128]" office:value-type="float" office:value="1678" calcext:value-type="float">
            <text:p>167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30]+[.B129]" office:value-type="float" office:value="1698" calcext:value-type="float">
            <text:p>169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31]+[.B130]" office:value-type="float" office:value="1718" calcext:value-type="float">
            <text:p>171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32]+[.B131]" office:value-type="float" office:value="1738" calcext:value-type="float">
            <text:p>173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33]+[.B132]" office:value-type="float" office:value="1758" calcext:value-type="float">
            <text:p>175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34]+[.B133]" office:value-type="float" office:value="1778" calcext:value-type="float">
            <text:p>177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35]+[.B134]" office:value-type="float" office:value="1798" calcext:value-type="float">
            <text:p>179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36]+[.B135]" office:value-type="float" office:value="1818" calcext:value-type="float">
            <text:p>181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37]+[.B136]" office:value-type="float" office:value="1838" calcext:value-type="float">
            <text:p>183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38]+[.B137]" office:value-type="float" office:value="1858" calcext:value-type="float">
            <text:p>185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39]+[.B138]" office:value-type="float" office:value="1878" calcext:value-type="float">
            <text:p>187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40]+[.B139]" office:value-type="float" office:value="1898" calcext:value-type="float">
            <text:p>189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41]+[.B140]" office:value-type="float" office:value="1918" calcext:value-type="float">
            <text:p>191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42]+[.B141]" office:value-type="float" office:value="1938" calcext:value-type="float">
            <text:p>193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43]+[.B142]" office:value-type="float" office:value="1958" calcext:value-type="float">
            <text:p>195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44]+[.B143]" office:value-type="float" office:value="1978" calcext:value-type="float">
            <text:p>197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45]+[.B144]" office:value-type="float" office:value="1998" calcext:value-type="float">
            <text:p>199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46]+[.B145]" office:value-type="float" office:value="2018" calcext:value-type="float">
            <text:p>201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47]+[.B146]" office:value-type="float" office:value="2038" calcext:value-type="float">
            <text:p>203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48]+[.B147]" office:value-type="float" office:value="2058" calcext:value-type="float">
            <text:p>205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49]+[.B148]" office:value-type="float" office:value="2078" calcext:value-type="float">
            <text:p>2078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50]+[.B149]" office:value-type="float" office:value="2099" calcext:value-type="float">
            <text:p>2099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51]+[.B150]" office:value-type="float" office:value="2120" calcext:value-type="float">
            <text:p>212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52]+[.B151]" office:value-type="float" office:value="2141" calcext:value-type="float">
            <text:p>214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53]+[.B152]" office:value-type="float" office:value="2162" calcext:value-type="float">
            <text:p>216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54]+[.B153]" office:value-type="float" office:value="2183" calcext:value-type="float">
            <text:p>2183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55]+[.B154]" office:value-type="float" office:value="2204" calcext:value-type="float">
            <text:p>2204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56]+[.B155]" office:value-type="float" office:value="2225" calcext:value-type="float">
            <text:p>2225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57]+[.B156]" office:value-type="float" office:value="2246" calcext:value-type="float">
            <text:p>2246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58]+[.B157]" office:value-type="float" office:value="2267" calcext:value-type="float">
            <text:p>2267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59]+[.B158]" office:value-type="float" office:value="2288" calcext:value-type="float">
            <text:p>2288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60]+[.B159]" office:value-type="float" office:value="2309" calcext:value-type="float">
            <text:p>2309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61]+[.B160]" office:value-type="float" office:value="2330" calcext:value-type="float">
            <text:p>233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62]+[.B161]" office:value-type="float" office:value="2351" calcext:value-type="float">
            <text:p>235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63]+[.B162]" office:value-type="float" office:value="2372" calcext:value-type="float">
            <text:p>237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64]+[.B163]" office:value-type="float" office:value="2393" calcext:value-type="float">
            <text:p>239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65]+[.B164]" office:value-type="float" office:value="2415" calcext:value-type="float">
            <text:p>241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66]+[.B165]" office:value-type="float" office:value="2437" calcext:value-type="float">
            <text:p>2437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67]+[.B166]" office:value-type="float" office:value="2459" calcext:value-type="float">
            <text:p>2459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68]+[.B167]" office:value-type="float" office:value="2481" calcext:value-type="float">
            <text:p>248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69]+[.B168]" office:value-type="float" office:value="2503" calcext:value-type="float">
            <text:p>250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70]+[.B169]" office:value-type="float" office:value="2525" calcext:value-type="float">
            <text:p>252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71]+[.B170]" office:value-type="float" office:value="2547" calcext:value-type="float">
            <text:p>2547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72]+[.B171]" office:value-type="float" office:value="2569" calcext:value-type="float">
            <text:p>2569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73]+[.B172]" office:value-type="float" office:value="2591" calcext:value-type="float">
            <text:p>259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74]+[.B173]" office:value-type="float" office:value="2613" calcext:value-type="float">
            <text:p>261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75]+[.B174]" office:value-type="float" office:value="2635" calcext:value-type="float">
            <text:p>263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76]+[.B175]" office:value-type="float" office:value="2657" calcext:value-type="float">
            <text:p>2657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77]+[.B176]" office:value-type="float" office:value="2679" calcext:value-type="float">
            <text:p>2679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78]+[.B177]" office:value-type="float" office:value="2701" calcext:value-type="float">
            <text:p>270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79]+[.B178]" office:value-type="float" office:value="2723" calcext:value-type="float">
            <text:p>2723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80]+[.B179]" office:value-type="float" office:value="2745" calcext:value-type="float">
            <text:p>274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81]+[.B180]" office:value-type="float" office:value="2767" calcext:value-type="float">
            <text:p>2767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82]+[.B181]" office:value-type="float" office:value="2789" calcext:value-type="float">
            <text:p>2789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83]+[.B182]" office:value-type="float" office:value="2811" calcext:value-type="float">
            <text:p>281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84]+[.B183]" office:value-type="float" office:value="2834" calcext:value-type="float">
            <text:p>283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85]+[.B184]" office:value-type="float" office:value="2857" calcext:value-type="float">
            <text:p>2857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86]+[.B185]" office:value-type="float" office:value="2880" calcext:value-type="float">
            <text:p>2880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87]+[.B186]" office:value-type="float" office:value="2903" calcext:value-type="float">
            <text:p>290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88]+[.B187]" office:value-type="float" office:value="2926" calcext:value-type="float">
            <text:p>2926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89]+[.B188]" office:value-type="float" office:value="2949" calcext:value-type="float">
            <text:p>2949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90]+[.B189]" office:value-type="float" office:value="2972" calcext:value-type="float">
            <text:p>297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91]+[.B190]" office:value-type="float" office:value="2995" calcext:value-type="float">
            <text:p>299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92]+[.B191]" office:value-type="float" office:value="3018" calcext:value-type="float">
            <text:p>301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93]+[.B192]" office:value-type="float" office:value="3041" calcext:value-type="float">
            <text:p>304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94]+[.B193]" office:value-type="float" office:value="3064" calcext:value-type="float">
            <text:p>306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95]+[.B194]" office:value-type="float" office:value="3087" calcext:value-type="float">
            <text:p>3087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96]+[.B195]" office:value-type="float" office:value="3110" calcext:value-type="float">
            <text:p>3110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97]+[.B196]" office:value-type="float" office:value="3133" calcext:value-type="float">
            <text:p>313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98]+[.B197]" office:value-type="float" office:value="3156" calcext:value-type="float">
            <text:p>3156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99]+[.B198]" office:value-type="float" office:value="3179" calcext:value-type="float">
            <text:p>3179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0]+[.B199]" office:value-type="float" office:value="3202" calcext:value-type="float">
            <text:p>320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1]+[.B200]" office:value-type="float" office:value="3225" calcext:value-type="float">
            <text:p>322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2]+[.B201]" office:value-type="float" office:value="3248" calcext:value-type="float">
            <text:p>324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3]+[.B202]" office:value-type="float" office:value="3271" calcext:value-type="float">
            <text:p>327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4]+[.B203]" office:value-type="float" office:value="3294" calcext:value-type="float">
            <text:p>329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5]+[.B204]" office:value-type="float" office:value="3317" calcext:value-type="float">
            <text:p>3317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06]+[.B205]" office:value-type="float" office:value="3341" calcext:value-type="float">
            <text:p>334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07]+[.B206]" office:value-type="float" office:value="3365" calcext:value-type="float">
            <text:p>336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08]+[.B207]" office:value-type="float" office:value="3389" calcext:value-type="float">
            <text:p>3389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09]+[.B208]" office:value-type="float" office:value="3413" calcext:value-type="float">
            <text:p>341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0]+[.B209]" office:value-type="float" office:value="3437" calcext:value-type="float">
            <text:p>3437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1]+[.B210]" office:value-type="float" office:value="3461" calcext:value-type="float">
            <text:p>346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2]+[.B211]" office:value-type="float" office:value="3485" calcext:value-type="float">
            <text:p>348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3]+[.B212]" office:value-type="float" office:value="3509" calcext:value-type="float">
            <text:p>3509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4]+[.B213]" office:value-type="float" office:value="3533" calcext:value-type="float">
            <text:p>353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5]+[.B214]" office:value-type="float" office:value="3557" calcext:value-type="float">
            <text:p>3557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6]+[.B215]" office:value-type="float" office:value="3581" calcext:value-type="float">
            <text:p>358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7]+[.B216]" office:value-type="float" office:value="3605" calcext:value-type="float">
            <text:p>360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8]+[.B217]" office:value-type="float" office:value="3629" calcext:value-type="float">
            <text:p>3629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9]+[.B218]" office:value-type="float" office:value="3653" calcext:value-type="float">
            <text:p>365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20]+[.B219]" office:value-type="float" office:value="3677" calcext:value-type="float">
            <text:p>3677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21]+[.B220]" office:value-type="float" office:value="3701" calcext:value-type="float">
            <text:p>370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22]+[.B221]" office:value-type="float" office:value="3725" calcext:value-type="float">
            <text:p>372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23]+[.B222]" office:value-type="float" office:value="3749" calcext:value-type="float">
            <text:p>3749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24]+[.B223]" office:value-type="float" office:value="3773" calcext:value-type="float">
            <text:p>377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25]+[.B224]" office:value-type="float" office:value="3797" calcext:value-type="float">
            <text:p>3797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26]+[.B225]" office:value-type="float" office:value="3821" calcext:value-type="float">
            <text:p>382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27]+[.B226]" office:value-type="float" office:value="3845" calcext:value-type="float">
            <text:p>384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28]+[.B227]" office:value-type="float" office:value="3869" calcext:value-type="float">
            <text:p>3869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29]+[.B228]" office:value-type="float" office:value="3894" calcext:value-type="float">
            <text:p>389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30]+[.B229]" office:value-type="float" office:value="3919" calcext:value-type="float">
            <text:p>3919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31]+[.B230]" office:value-type="float" office:value="3944" calcext:value-type="float">
            <text:p>394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32]+[.B231]" office:value-type="float" office:value="3969" calcext:value-type="float">
            <text:p>3969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33]+[.B232]" office:value-type="float" office:value="3994" calcext:value-type="float">
            <text:p>399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34]+[.B233]" office:value-type="float" office:value="4019" calcext:value-type="float">
            <text:p>4019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35]+[.B234]" office:value-type="float" office:value="4044" calcext:value-type="float">
            <text:p>404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36]+[.B235]" office:value-type="float" office:value="4069" calcext:value-type="float">
            <text:p>4069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37]+[.B236]" office:value-type="float" office:value="4094" calcext:value-type="float">
            <text:p>409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38]+[.B237]" office:value-type="float" office:value="4119" calcext:value-type="float">
            <text:p>4119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39]+[.B238]" office:value-type="float" office:value="4144" calcext:value-type="float">
            <text:p>414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40]+[.B239]" office:value-type="float" office:value="4169" calcext:value-type="float">
            <text:p>4169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41]+[.B240]" office:value-type="float" office:value="4194" calcext:value-type="float">
            <text:p>419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42]+[.B241]" office:value-type="float" office:value="4219" calcext:value-type="float">
            <text:p>4219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43]+[.B242]" office:value-type="float" office:value="4244" calcext:value-type="float">
            <text:p>424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44]+[.B243]" office:value-type="float" office:value="4269" calcext:value-type="float">
            <text:p>4269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45]+[.B244]" office:value-type="float" office:value="4294" calcext:value-type="float">
            <text:p>429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46]+[.B245]" office:value-type="float" office:value="4319" calcext:value-type="float">
            <text:p>4319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47]+[.B246]" office:value-type="float" office:value="4344" calcext:value-type="float">
            <text:p>4344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48]+[.B247]" office:value-type="float" office:value="4370" calcext:value-type="float">
            <text:p>4370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49]+[.B248]" office:value-type="float" office:value="4396" calcext:value-type="float">
            <text:p>439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50]+[.B249]" office:value-type="float" office:value="4422" calcext:value-type="float">
            <text:p>4422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51]+[.B250]" office:value-type="float" office:value="4448" calcext:value-type="float">
            <text:p>4448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52]+[.B251]" office:value-type="float" office:value="4474" calcext:value-type="float">
            <text:p>4474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53]+[.B252]" office:value-type="float" office:value="4500" calcext:value-type="float">
            <text:p>4500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54]+[.B253]" office:value-type="float" office:value="4526" calcext:value-type="float">
            <text:p>45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55]+[.B254]" office:value-type="float" office:value="4552" calcext:value-type="float">
            <text:p>4552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56]+[.B255]" office:value-type="float" office:value="4578" calcext:value-type="float">
            <text:p>4578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57]+[.B256]" office:value-type="float" office:value="4604" calcext:value-type="float">
            <text:p>4604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58]+[.B257]" office:value-type="float" office:value="4630" calcext:value-type="float">
            <text:p>4630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59]+[.B258]" office:value-type="float" office:value="4656" calcext:value-type="float">
            <text:p>465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60]+[.B259]" office:value-type="float" office:value="4682" calcext:value-type="float">
            <text:p>4682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61]+[.B260]" office:value-type="float" office:value="4708" calcext:value-type="float">
            <text:p>4708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62]+[.B261]" office:value-type="float" office:value="4734" calcext:value-type="float">
            <text:p>4734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63]+[.B262]" office:value-type="float" office:value="4760" calcext:value-type="float">
            <text:p>4760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64]+[.B263]" office:value-type="float" office:value="4786" calcext:value-type="float">
            <text:p>478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65]+[.B264]" office:value-type="float" office:value="4812" calcext:value-type="float">
            <text:p>4812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66]+[.B265]" office:value-type="float" office:value="4839" calcext:value-type="float">
            <text:p>4839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67]+[.B266]" office:value-type="float" office:value="4866" calcext:value-type="float">
            <text:p>4866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68]+[.B267]" office:value-type="float" office:value="4893" calcext:value-type="float">
            <text:p>4893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69]+[.B268]" office:value-type="float" office:value="4920" calcext:value-type="float">
            <text:p>492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70]+[.B269]" office:value-type="float" office:value="4947" calcext:value-type="float">
            <text:p>494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71]+[.B270]" office:value-type="float" office:value="4974" calcext:value-type="float">
            <text:p>4974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72]+[.B271]" office:value-type="float" office:value="5001" calcext:value-type="float">
            <text:p>5001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73]+[.B272]" office:value-type="float" office:value="5028" calcext:value-type="float">
            <text:p>502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74]+[.B273]" office:value-type="float" office:value="5055" calcext:value-type="float">
            <text:p>5055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75]+[.B274]" office:value-type="float" office:value="5082" calcext:value-type="float">
            <text:p>5082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76]+[.B275]" office:value-type="float" office:value="5109" calcext:value-type="float">
            <text:p>5109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77]+[.B276]" office:value-type="float" office:value="5136" calcext:value-type="float">
            <text:p>5136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78]+[.B277]" office:value-type="float" office:value="5163" calcext:value-type="float">
            <text:p>5163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79]+[.B278]" office:value-type="float" office:value="5190" calcext:value-type="float">
            <text:p>519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80]+[.B279]" office:value-type="float" office:value="5217" calcext:value-type="float">
            <text:p>521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81]+[.B280]" office:value-type="float" office:value="5244" calcext:value-type="float">
            <text:p>5244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82]+[.B281]" office:value-type="float" office:value="5271" calcext:value-type="float">
            <text:p>5271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83]+[.B282]" office:value-type="float" office:value="5298" calcext:value-type="float">
            <text:p>529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84]+[.B283]" office:value-type="float" office:value="5325" calcext:value-type="float">
            <text:p>5325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85]+[.B284]" office:value-type="float" office:value="5352" calcext:value-type="float">
            <text:p>5352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86]+[.B285]" office:value-type="float" office:value="5379" calcext:value-type="float">
            <text:p>5379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87]+[.B286]" office:value-type="float" office:value="5406" calcext:value-type="float">
            <text:p>5406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88]+[.B287]" office:value-type="float" office:value="5433" calcext:value-type="float">
            <text:p>5433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89]+[.B288]" office:value-type="float" office:value="5460" calcext:value-type="float">
            <text:p>5460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90]+[.B289]" office:value-type="float" office:value="5488" calcext:value-type="float">
            <text:p>548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91]+[.B290]" office:value-type="float" office:value="5516" calcext:value-type="float">
            <text:p>5516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92]+[.B291]" office:value-type="float" office:value="5544" calcext:value-type="float">
            <text:p>5544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93]+[.B292]" office:value-type="float" office:value="5572" calcext:value-type="float">
            <text:p>5572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94]+[.B293]" office:value-type="float" office:value="5600" calcext:value-type="float">
            <text:p>5600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95]+[.B294]" office:value-type="float" office:value="5628" calcext:value-type="float">
            <text:p>56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96]+[.B295]" office:value-type="float" office:value="5656" calcext:value-type="float">
            <text:p>5656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97]+[.B296]" office:value-type="float" office:value="5684" calcext:value-type="float">
            <text:p>5684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98]+[.B297]" office:value-type="float" office:value="5712" calcext:value-type="float">
            <text:p>5712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99]+[.B298]" office:value-type="float" office:value="5740" calcext:value-type="float">
            <text:p>5740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0]+[.B299]" office:value-type="float" office:value="5768" calcext:value-type="float">
            <text:p>576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1]+[.B300]" office:value-type="float" office:value="5796" calcext:value-type="float">
            <text:p>5796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2]+[.B301]" office:value-type="float" office:value="5824" calcext:value-type="float">
            <text:p>5824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3]+[.B302]" office:value-type="float" office:value="5852" calcext:value-type="float">
            <text:p>5852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4]+[.B303]" office:value-type="float" office:value="5880" calcext:value-type="float">
            <text:p>5880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5]+[.B304]" office:value-type="float" office:value="5908" calcext:value-type="float">
            <text:p>590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6]+[.B305]" office:value-type="float" office:value="5936" calcext:value-type="float">
            <text:p>5936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7]+[.B306]" office:value-type="float" office:value="5964" calcext:value-type="float">
            <text:p>5964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8]+[.B307]" office:value-type="float" office:value="5992" calcext:value-type="float">
            <text:p>5992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9]+[.B308]" office:value-type="float" office:value="6020" calcext:value-type="float">
            <text:p>6020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10]+[.B309]" office:value-type="float" office:value="6048" calcext:value-type="float">
            <text:p>604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11]+[.B310]" office:value-type="float" office:value="6076" calcext:value-type="float">
            <text:p>6076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12]+[.B311]" office:value-type="float" office:value="6104" calcext:value-type="float">
            <text:p>6104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3]+[.B312]" office:value-type="float" office:value="6133" calcext:value-type="float">
            <text:p>6133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4]+[.B313]" office:value-type="float" office:value="6162" calcext:value-type="float">
            <text:p>6162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5]+[.B314]" office:value-type="float" office:value="6191" calcext:value-type="float">
            <text:p>619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6]+[.B315]" office:value-type="float" office:value="6220" calcext:value-type="float">
            <text:p>622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7]+[.B316]" office:value-type="float" office:value="6249" calcext:value-type="float">
            <text:p>624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8]+[.B317]" office:value-type="float" office:value="6278" calcext:value-type="float">
            <text:p>627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9]+[.B318]" office:value-type="float" office:value="6307" calcext:value-type="float">
            <text:p>6307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20]+[.B319]" office:value-type="float" office:value="6336" calcext:value-type="float">
            <text:p>6336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21]+[.B320]" office:value-type="float" office:value="6365" calcext:value-type="float">
            <text:p>6365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22]+[.B321]" office:value-type="float" office:value="6394" calcext:value-type="float">
            <text:p>6394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23]+[.B322]" office:value-type="float" office:value="6423" calcext:value-type="float">
            <text:p>6423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24]+[.B323]" office:value-type="float" office:value="6452" calcext:value-type="float">
            <text:p>6452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25]+[.B324]" office:value-type="float" office:value="6481" calcext:value-type="float">
            <text:p>648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26]+[.B325]" office:value-type="float" office:value="6510" calcext:value-type="float">
            <text:p>651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27]+[.B326]" office:value-type="float" office:value="6539" calcext:value-type="float">
            <text:p>653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28]+[.B327]" office:value-type="float" office:value="6568" calcext:value-type="float">
            <text:p>656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29]+[.B328]" office:value-type="float" office:value="6597" calcext:value-type="float">
            <text:p>6597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30]+[.B329]" office:value-type="float" office:value="6626" calcext:value-type="float">
            <text:p>6626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31]+[.B330]" office:value-type="float" office:value="6655" calcext:value-type="float">
            <text:p>6655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32]+[.B331]" office:value-type="float" office:value="6684" calcext:value-type="float">
            <text:p>6684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33]+[.B332]" office:value-type="float" office:value="6713" calcext:value-type="float">
            <text:p>6713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34]+[.B333]" office:value-type="float" office:value="6743" calcext:value-type="float">
            <text:p>6743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35]+[.B334]" office:value-type="float" office:value="6773" calcext:value-type="float">
            <text:p>6773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36]+[.B335]" office:value-type="float" office:value="6803" calcext:value-type="float">
            <text:p>6803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37]+[.B336]" office:value-type="float" office:value="6833" calcext:value-type="float">
            <text:p>6833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38]+[.B337]" office:value-type="float" office:value="6863" calcext:value-type="float">
            <text:p>6863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39]+[.B338]" office:value-type="float" office:value="6893" calcext:value-type="float">
            <text:p>6893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40]+[.B339]" office:value-type="float" office:value="6923" calcext:value-type="float">
            <text:p>6923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41]+[.B340]" office:value-type="float" office:value="6953" calcext:value-type="float">
            <text:p>6953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42]+[.B341]" office:value-type="float" office:value="6983" calcext:value-type="float">
            <text:p>6983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43]+[.B342]" office:value-type="float" office:value="7013" calcext:value-type="float">
            <text:p>7013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44]+[.B343]" office:value-type="float" office:value="7043" calcext:value-type="float">
            <text:p>7043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45]+[.B344]" office:value-type="float" office:value="7073" calcext:value-type="float">
            <text:p>7073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46]+[.B345]" office:value-type="float" office:value="7103" calcext:value-type="float">
            <text:p>7103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47]+[.B346]" office:value-type="float" office:value="7133" calcext:value-type="float">
            <text:p>7133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48]+[.B347]" office:value-type="float" office:value="7163" calcext:value-type="float">
            <text:p>7163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49]+[.B348]" office:value-type="float" office:value="7193" calcext:value-type="float">
            <text:p>7193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50]+[.B349]" office:value-type="float" office:value="7223" calcext:value-type="float">
            <text:p>7223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51]+[.B350]" office:value-type="float" office:value="7253" calcext:value-type="float">
            <text:p>7253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52]+[.B351]" office:value-type="float" office:value="7283" calcext:value-type="float">
            <text:p>7283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53]+[.B352]" office:value-type="float" office:value="7313" calcext:value-type="float">
            <text:p>7313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54]+[.B353]" office:value-type="float" office:value="7343" calcext:value-type="float">
            <text:p>7343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55]+[.B354]" office:value-type="float" office:value="7374" calcext:value-type="float">
            <text:p>7374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56]+[.B355]" office:value-type="float" office:value="7405" calcext:value-type="float">
            <text:p>7405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57]+[.B356]" office:value-type="float" office:value="7436" calcext:value-type="float">
            <text:p>7436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58]+[.B357]" office:value-type="float" office:value="7467" calcext:value-type="float">
            <text:p>7467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59]+[.B358]" office:value-type="float" office:value="7498" calcext:value-type="float">
            <text:p>7498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60]+[.B359]" office:value-type="float" office:value="7529" calcext:value-type="float">
            <text:p>7529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61]+[.B360]" office:value-type="float" office:value="7560" calcext:value-type="float">
            <text:p>756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62]+[.B361]" office:value-type="float" office:value="7591" calcext:value-type="float">
            <text:p>759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63]+[.B362]" office:value-type="float" office:value="7622" calcext:value-type="float">
            <text:p>762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64]+[.B363]" office:value-type="float" office:value="7653" calcext:value-type="float">
            <text:p>7653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65]+[.B364]" office:value-type="float" office:value="7684" calcext:value-type="float">
            <text:p>7684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66]+[.B365]" office:value-type="float" office:value="7715" calcext:value-type="float">
            <text:p>7715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67]+[.B366]" office:value-type="float" office:value="7746" calcext:value-type="float">
            <text:p>7746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68]+[.B367]" office:value-type="float" office:value="7777" calcext:value-type="float">
            <text:p>7777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69]+[.B368]" office:value-type="float" office:value="7808" calcext:value-type="float">
            <text:p>7808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70]+[.B369]" office:value-type="float" office:value="7839" calcext:value-type="float">
            <text:p>7839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71]+[.B370]" office:value-type="float" office:value="7870" calcext:value-type="float">
            <text:p>787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72]+[.B371]" office:value-type="float" office:value="7901" calcext:value-type="float">
            <text:p>790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73]+[.B372]" office:value-type="float" office:value="7932" calcext:value-type="float">
            <text:p>793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74]+[.B373]" office:value-type="float" office:value="7963" calcext:value-type="float">
            <text:p>7963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75]+[.B374]" office:value-type="float" office:value="7994" calcext:value-type="float">
            <text:p>7994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76]+[.B375]" office:value-type="float" office:value="8025" calcext:value-type="float">
            <text:p>8025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77]+[.B376]" office:value-type="float" office:value="8056" calcext:value-type="float">
            <text:p>8056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78]+[.B377]" office:value-type="float" office:value="8087" calcext:value-type="float">
            <text:p>8087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79]+[.B378]" office:value-type="float" office:value="8118" calcext:value-type="float">
            <text:p>8118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80]+[.B379]" office:value-type="float" office:value="8149" calcext:value-type="float">
            <text:p>8149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81]+[.B380]" office:value-type="float" office:value="8180" calcext:value-type="float">
            <text:p>818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82]+[.B381]" office:value-type="float" office:value="8211" calcext:value-type="float">
            <text:p>821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83]+[.B382]" office:value-type="float" office:value="8242" calcext:value-type="float">
            <text:p>824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84]+[.B383]" office:value-type="float" office:value="8274" calcext:value-type="float">
            <text:p>827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85]+[.B384]" office:value-type="float" office:value="8306" calcext:value-type="float">
            <text:p>8306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86]+[.B385]" office:value-type="float" office:value="8338" calcext:value-type="float">
            <text:p>8338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87]+[.B386]" office:value-type="float" office:value="8370" calcext:value-type="float">
            <text:p>837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88]+[.B387]" office:value-type="float" office:value="8402" calcext:value-type="float">
            <text:p>840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89]+[.B388]" office:value-type="float" office:value="8434" calcext:value-type="float">
            <text:p>843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90]+[.B389]" office:value-type="float" office:value="8466" calcext:value-type="float">
            <text:p>8466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91]+[.B390]" office:value-type="float" office:value="8498" calcext:value-type="float">
            <text:p>8498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92]+[.B391]" office:value-type="float" office:value="8530" calcext:value-type="float">
            <text:p>8530</text:p>
          </table:table-cell>
          <table:table-cell/>
          <table:table-cell office:value-type="float" office:value="8555" calcext:value-type="float">
            <text:p>8555</text:p>
          </table:table-cell>
          <table:table-cell/>
          <table:table-cell table:style-name="ce1" office:value-type="float" office:value="392" calcext:value-type="float">
            <text:p>392</text:p>
          </table:table-cell>
          <table:table-cell table:formula="of:=[.D392]-[.B391]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93]+[.B392]" office:value-type="float" office:value="8562" calcext:value-type="float">
            <text:p>8562</text:p>
          </table:table-cell>
          <table:table-cell table:number-columns-repeated="4"/>
          <table:table-cell table:style-name="ce1" table:formula="of:=COUNTIF([.A:.A]; &quot;&gt;57&quot;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94]+[.B393]" office:value-type="float" office:value="8594" calcext:value-type="float">
            <text:p>859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95]+[.B394]" office:value-type="float" office:value="8626" calcext:value-type="float">
            <text:p>8626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96]+[.B395]" office:value-type="float" office:value="8658" calcext:value-type="float">
            <text:p>8658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97]+[.B396]" office:value-type="float" office:value="8690" calcext:value-type="float">
            <text:p>869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98]+[.B397]" office:value-type="float" office:value="8722" calcext:value-type="float">
            <text:p>872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99]+[.B398]" office:value-type="float" office:value="8754" calcext:value-type="float">
            <text:p>875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00]+[.B399]" office:value-type="float" office:value="8786" calcext:value-type="float">
            <text:p>8786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01]+[.B400]" office:value-type="float" office:value="8818" calcext:value-type="float">
            <text:p>8818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02]+[.B401]" office:value-type="float" office:value="8850" calcext:value-type="float">
            <text:p>885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03]+[.B402]" office:value-type="float" office:value="8882" calcext:value-type="float">
            <text:p>888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04]+[.B403]" office:value-type="float" office:value="8914" calcext:value-type="float">
            <text:p>891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05]+[.B404]" office:value-type="float" office:value="8946" calcext:value-type="float">
            <text:p>8946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06]+[.B405]" office:value-type="float" office:value="8978" calcext:value-type="float">
            <text:p>8978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07]+[.B406]" office:value-type="float" office:value="9010" calcext:value-type="float">
            <text:p>901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08]+[.B407]" office:value-type="float" office:value="9042" calcext:value-type="float">
            <text:p>904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09]+[.B408]" office:value-type="float" office:value="9074" calcext:value-type="float">
            <text:p>907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10]+[.B409]" office:value-type="float" office:value="9106" calcext:value-type="float">
            <text:p>9106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11]+[.B410]" office:value-type="float" office:value="9138" calcext:value-type="float">
            <text:p>9138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12]+[.B411]" office:value-type="float" office:value="9171" calcext:value-type="float">
            <text:p>9171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13]+[.B412]" office:value-type="float" office:value="9204" calcext:value-type="float">
            <text:p>920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14]+[.B413]" office:value-type="float" office:value="9237" calcext:value-type="float">
            <text:p>9237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15]+[.B414]" office:value-type="float" office:value="9270" calcext:value-type="float">
            <text:p>927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16]+[.B415]" office:value-type="float" office:value="9303" calcext:value-type="float">
            <text:p>930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17]+[.B416]" office:value-type="float" office:value="9336" calcext:value-type="float">
            <text:p>9336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18]+[.B417]" office:value-type="float" office:value="9369" calcext:value-type="float">
            <text:p>9369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19]+[.B418]" office:value-type="float" office:value="9402" calcext:value-type="float">
            <text:p>9402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20]+[.B419]" office:value-type="float" office:value="9435" calcext:value-type="float">
            <text:p>9435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21]+[.B420]" office:value-type="float" office:value="9468" calcext:value-type="float">
            <text:p>9468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22]+[.B421]" office:value-type="float" office:value="9501" calcext:value-type="float">
            <text:p>9501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23]+[.B422]" office:value-type="float" office:value="9534" calcext:value-type="float">
            <text:p>953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24]+[.B423]" office:value-type="float" office:value="9567" calcext:value-type="float">
            <text:p>9567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25]+[.B424]" office:value-type="float" office:value="9600" calcext:value-type="float">
            <text:p>960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26]+[.B425]" office:value-type="float" office:value="9633" calcext:value-type="float">
            <text:p>96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27]+[.B426]" office:value-type="float" office:value="9666" calcext:value-type="float">
            <text:p>9666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28]+[.B427]" office:value-type="float" office:value="9699" calcext:value-type="float">
            <text:p>9699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29]+[.B428]" office:value-type="float" office:value="9732" calcext:value-type="float">
            <text:p>9732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30]+[.B429]" office:value-type="float" office:value="9765" calcext:value-type="float">
            <text:p>9765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31]+[.B430]" office:value-type="float" office:value="9798" calcext:value-type="float">
            <text:p>9798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32]+[.B431]" office:value-type="float" office:value="9831" calcext:value-type="float">
            <text:p>9831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33]+[.B432]" office:value-type="float" office:value="9864" calcext:value-type="float">
            <text:p>986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34]+[.B433]" office:value-type="float" office:value="9897" calcext:value-type="float">
            <text:p>9897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35]+[.B434]" office:value-type="float" office:value="9930" calcext:value-type="float">
            <text:p>993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36]+[.B435]" office:value-type="float" office:value="9963" calcext:value-type="float">
            <text:p>996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37]+[.B436]" office:value-type="float" office:value="9996" calcext:value-type="float">
            <text:p>9996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38]+[.B437]" office:value-type="float" office:value="10029" calcext:value-type="float">
            <text:p>10029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39]+[.B438]" office:value-type="float" office:value="10063" calcext:value-type="float">
            <text:p>10063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40]+[.B439]" office:value-type="float" office:value="10097" calcext:value-type="float">
            <text:p>10097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41]+[.B440]" office:value-type="float" office:value="10131" calcext:value-type="float">
            <text:p>10131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42]+[.B441]" office:value-type="float" office:value="10165" calcext:value-type="float">
            <text:p>1016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43]+[.B442]" office:value-type="float" office:value="10199" calcext:value-type="float">
            <text:p>10199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44]+[.B443]" office:value-type="float" office:value="10233" calcext:value-type="float">
            <text:p>10233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45]+[.B444]" office:value-type="float" office:value="10267" calcext:value-type="float">
            <text:p>10267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46]+[.B445]" office:value-type="float" office:value="10301" calcext:value-type="float">
            <text:p>10301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47]+[.B446]" office:value-type="float" office:value="10335" calcext:value-type="float">
            <text:p>1033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48]+[.B447]" office:value-type="float" office:value="10369" calcext:value-type="float">
            <text:p>10369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49]+[.B448]" office:value-type="float" office:value="10403" calcext:value-type="float">
            <text:p>10403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50]+[.B449]" office:value-type="float" office:value="10437" calcext:value-type="float">
            <text:p>10437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51]+[.B450]" office:value-type="float" office:value="10471" calcext:value-type="float">
            <text:p>10471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52]+[.B451]" office:value-type="float" office:value="10505" calcext:value-type="float">
            <text:p>1050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53]+[.B452]" office:value-type="float" office:value="10539" calcext:value-type="float">
            <text:p>10539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54]+[.B453]" office:value-type="float" office:value="10573" calcext:value-type="float">
            <text:p>10573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55]+[.B454]" office:value-type="float" office:value="10607" calcext:value-type="float">
            <text:p>10607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56]+[.B455]" office:value-type="float" office:value="10641" calcext:value-type="float">
            <text:p>10641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57]+[.B456]" office:value-type="float" office:value="10675" calcext:value-type="float">
            <text:p>1067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58]+[.B457]" office:value-type="float" office:value="10709" calcext:value-type="float">
            <text:p>10709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59]+[.B458]" office:value-type="float" office:value="10743" calcext:value-type="float">
            <text:p>10743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60]+[.B459]" office:value-type="float" office:value="10777" calcext:value-type="float">
            <text:p>10777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61]+[.B460]" office:value-type="float" office:value="10811" calcext:value-type="float">
            <text:p>10811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62]+[.B461]" office:value-type="float" office:value="10845" calcext:value-type="float">
            <text:p>1084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63]+[.B462]" office:value-type="float" office:value="10880" calcext:value-type="float">
            <text:p>1088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64]+[.B463]" office:value-type="float" office:value="10915" calcext:value-type="float">
            <text:p>1091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65]+[.B464]" office:value-type="float" office:value="10950" calcext:value-type="float">
            <text:p>1095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66]+[.B465]" office:value-type="float" office:value="10985" calcext:value-type="float">
            <text:p>1098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67]+[.B466]" office:value-type="float" office:value="11020" calcext:value-type="float">
            <text:p>1102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68]+[.B467]" office:value-type="float" office:value="11055" calcext:value-type="float">
            <text:p>1105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69]+[.B468]" office:value-type="float" office:value="11090" calcext:value-type="float">
            <text:p>1109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70]+[.B469]" office:value-type="float" office:value="11125" calcext:value-type="float">
            <text:p>1112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71]+[.B470]" office:value-type="float" office:value="11160" calcext:value-type="float">
            <text:p>1116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72]+[.B471]" office:value-type="float" office:value="11195" calcext:value-type="float">
            <text:p>1119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73]+[.B472]" office:value-type="float" office:value="11230" calcext:value-type="float">
            <text:p>1123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74]+[.B473]" office:value-type="float" office:value="11265" calcext:value-type="float">
            <text:p>1126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75]+[.B474]" office:value-type="float" office:value="11300" calcext:value-type="float">
            <text:p>1130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76]+[.B475]" office:value-type="float" office:value="11335" calcext:value-type="float">
            <text:p>113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77]+[.B476]" office:value-type="float" office:value="11370" calcext:value-type="float">
            <text:p>1137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78]+[.B477]" office:value-type="float" office:value="11405" calcext:value-type="float">
            <text:p>1140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79]+[.B478]" office:value-type="float" office:value="11440" calcext:value-type="float">
            <text:p>1144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80]+[.B479]" office:value-type="float" office:value="11475" calcext:value-type="float">
            <text:p>1147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81]+[.B480]" office:value-type="float" office:value="11510" calcext:value-type="float">
            <text:p>1151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82]+[.B481]" office:value-type="float" office:value="11545" calcext:value-type="float">
            <text:p>1154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83]+[.B482]" office:value-type="float" office:value="11580" calcext:value-type="float">
            <text:p>1158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84]+[.B483]" office:value-type="float" office:value="11615" calcext:value-type="float">
            <text:p>1161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85]+[.B484]" office:value-type="float" office:value="11650" calcext:value-type="float">
            <text:p>1165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86]+[.B485]" office:value-type="float" office:value="11685" calcext:value-type="float">
            <text:p>1168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87]+[.B486]" office:value-type="float" office:value="11720" calcext:value-type="float">
            <text:p>1172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88]+[.B487]" office:value-type="float" office:value="11755" calcext:value-type="float">
            <text:p>1175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89]+[.B488]" office:value-type="float" office:value="11790" calcext:value-type="float">
            <text:p>1179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90]+[.B489]" office:value-type="float" office:value="11825" calcext:value-type="float">
            <text:p>1182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91]+[.B490]" office:value-type="float" office:value="11860" calcext:value-type="float">
            <text:p>1186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92]+[.B491]" office:value-type="float" office:value="11895" calcext:value-type="float">
            <text:p>1189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93]+[.B492]" office:value-type="float" office:value="11930" calcext:value-type="float">
            <text:p>1193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94]+[.B493]" office:value-type="float" office:value="11965" calcext:value-type="float">
            <text:p>1196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95]+[.B494]" office:value-type="float" office:value="12000" calcext:value-type="float">
            <text:p>1200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96]+[.B495]" office:value-type="float" office:value="12035" calcext:value-type="float">
            <text:p>120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97]+[.B496]" office:value-type="float" office:value="12070" calcext:value-type="float">
            <text:p>1207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98]+[.B497]" office:value-type="float" office:value="12105" calcext:value-type="float">
            <text:p>1210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499]+[.B498]" office:value-type="float" office:value="12141" calcext:value-type="float">
            <text:p>12141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00]+[.B499]" office:value-type="float" office:value="12177" calcext:value-type="float">
            <text:p>12177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01]+[.B500]" office:value-type="float" office:value="12213" calcext:value-type="float">
            <text:p>12213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02]+[.B501]" office:value-type="float" office:value="12249" calcext:value-type="float">
            <text:p>12249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03]+[.B502]" office:value-type="float" office:value="12285" calcext:value-type="float">
            <text:p>1228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04]+[.B503]" office:value-type="float" office:value="12321" calcext:value-type="float">
            <text:p>12321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05]+[.B504]" office:value-type="float" office:value="12357" calcext:value-type="float">
            <text:p>12357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06]+[.B505]" office:value-type="float" office:value="12393" calcext:value-type="float">
            <text:p>12393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07]+[.B506]" office:value-type="float" office:value="12429" calcext:value-type="float">
            <text:p>12429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08]+[.B507]" office:value-type="float" office:value="12465" calcext:value-type="float">
            <text:p>1246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09]+[.B508]" office:value-type="float" office:value="12501" calcext:value-type="float">
            <text:p>12501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10]+[.B509]" office:value-type="float" office:value="12537" calcext:value-type="float">
            <text:p>12537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11]+[.B510]" office:value-type="float" office:value="12573" calcext:value-type="float">
            <text:p>12573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12]+[.B511]" office:value-type="float" office:value="12609" calcext:value-type="float">
            <text:p>12609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13]+[.B512]" office:value-type="float" office:value="12645" calcext:value-type="float">
            <text:p>1264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14]+[.B513]" office:value-type="float" office:value="12681" calcext:value-type="float">
            <text:p>12681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15]+[.B514]" office:value-type="float" office:value="12717" calcext:value-type="float">
            <text:p>12717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16]+[.B515]" office:value-type="float" office:value="12753" calcext:value-type="float">
            <text:p>12753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17]+[.B516]" office:value-type="float" office:value="12789" calcext:value-type="float">
            <text:p>12789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18]+[.B517]" office:value-type="float" office:value="12825" calcext:value-type="float">
            <text:p>1282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19]+[.B518]" office:value-type="float" office:value="12861" calcext:value-type="float">
            <text:p>12861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20]+[.B519]" office:value-type="float" office:value="12897" calcext:value-type="float">
            <text:p>12897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21]+[.B520]" office:value-type="float" office:value="12933" calcext:value-type="float">
            <text:p>12933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22]+[.B521]" office:value-type="float" office:value="12969" calcext:value-type="float">
            <text:p>12969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23]+[.B522]" office:value-type="float" office:value="13005" calcext:value-type="float">
            <text:p>1300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24]+[.B523]" office:value-type="float" office:value="13041" calcext:value-type="float">
            <text:p>13041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25]+[.B524]" office:value-type="float" office:value="13077" calcext:value-type="float">
            <text:p>1307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26]+[.B525]" office:value-type="float" office:value="13114" calcext:value-type="float">
            <text:p>13114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27]+[.B526]" office:value-type="float" office:value="13151" calcext:value-type="float">
            <text:p>13151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28]+[.B527]" office:value-type="float" office:value="13188" calcext:value-type="float">
            <text:p>13188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29]+[.B528]" office:value-type="float" office:value="13225" calcext:value-type="float">
            <text:p>13225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30]+[.B529]" office:value-type="float" office:value="13262" calcext:value-type="float">
            <text:p>13262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31]+[.B530]" office:value-type="float" office:value="13299" calcext:value-type="float">
            <text:p>13299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32]+[.B531]" office:value-type="float" office:value="13336" calcext:value-type="float">
            <text:p>1333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33]+[.B532]" office:value-type="float" office:value="13373" calcext:value-type="float">
            <text:p>13373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34]+[.B533]" office:value-type="float" office:value="13410" calcext:value-type="float">
            <text:p>1341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35]+[.B534]" office:value-type="float" office:value="13447" calcext:value-type="float">
            <text:p>1344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36]+[.B535]" office:value-type="float" office:value="13484" calcext:value-type="float">
            <text:p>13484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37]+[.B536]" office:value-type="float" office:value="13521" calcext:value-type="float">
            <text:p>13521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38]+[.B537]" office:value-type="float" office:value="13558" calcext:value-type="float">
            <text:p>13558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39]+[.B538]" office:value-type="float" office:value="13595" calcext:value-type="float">
            <text:p>13595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40]+[.B539]" office:value-type="float" office:value="13632" calcext:value-type="float">
            <text:p>13632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41]+[.B540]" office:value-type="float" office:value="13669" calcext:value-type="float">
            <text:p>13669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42]+[.B541]" office:value-type="float" office:value="13706" calcext:value-type="float">
            <text:p>1370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43]+[.B542]" office:value-type="float" office:value="13743" calcext:value-type="float">
            <text:p>13743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44]+[.B543]" office:value-type="float" office:value="13780" calcext:value-type="float">
            <text:p>1378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45]+[.B544]" office:value-type="float" office:value="13817" calcext:value-type="float">
            <text:p>1381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46]+[.B545]" office:value-type="float" office:value="13854" calcext:value-type="float">
            <text:p>13854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47]+[.B546]" office:value-type="float" office:value="13891" calcext:value-type="float">
            <text:p>13891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48]+[.B547]" office:value-type="float" office:value="13928" calcext:value-type="float">
            <text:p>13928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49]+[.B548]" office:value-type="float" office:value="13965" calcext:value-type="float">
            <text:p>13965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50]+[.B549]" office:value-type="float" office:value="14002" calcext:value-type="float">
            <text:p>14002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51]+[.B550]" office:value-type="float" office:value="14039" calcext:value-type="float">
            <text:p>14039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52]+[.B551]" office:value-type="float" office:value="14076" calcext:value-type="float">
            <text:p>1407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53]+[.B552]" office:value-type="float" office:value="14113" calcext:value-type="float">
            <text:p>14113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54]+[.B553]" office:value-type="float" office:value="14150" calcext:value-type="float">
            <text:p>1415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55]+[.B554]" office:value-type="float" office:value="14187" calcext:value-type="float">
            <text:p>1418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56]+[.B555]" office:value-type="float" office:value="14224" calcext:value-type="float">
            <text:p>14224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57]+[.B556]" office:value-type="float" office:value="14261" calcext:value-type="float">
            <text:p>14261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58]+[.B557]" office:value-type="float" office:value="14299" calcext:value-type="float">
            <text:p>14299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59]+[.B558]" office:value-type="float" office:value="14337" calcext:value-type="float">
            <text:p>1433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60]+[.B559]" office:value-type="float" office:value="14375" calcext:value-type="float">
            <text:p>14375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61]+[.B560]" office:value-type="float" office:value="14413" calcext:value-type="float">
            <text:p>14413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62]+[.B561]" office:value-type="float" office:value="14451" calcext:value-type="float">
            <text:p>14451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63]+[.B562]" office:value-type="float" office:value="14489" calcext:value-type="float">
            <text:p>14489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64]+[.B563]" office:value-type="float" office:value="14527" calcext:value-type="float">
            <text:p>1452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65]+[.B564]" office:value-type="float" office:value="14565" calcext:value-type="float">
            <text:p>14565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66]+[.B565]" office:value-type="float" office:value="14603" calcext:value-type="float">
            <text:p>14603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67]+[.B566]" office:value-type="float" office:value="14641" calcext:value-type="float">
            <text:p>14641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68]+[.B567]" office:value-type="float" office:value="14679" calcext:value-type="float">
            <text:p>14679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69]+[.B568]" office:value-type="float" office:value="14717" calcext:value-type="float">
            <text:p>1471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70]+[.B569]" office:value-type="float" office:value="14755" calcext:value-type="float">
            <text:p>14755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71]+[.B570]" office:value-type="float" office:value="14793" calcext:value-type="float">
            <text:p>14793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72]+[.B571]" office:value-type="float" office:value="14831" calcext:value-type="float">
            <text:p>14831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73]+[.B572]" office:value-type="float" office:value="14869" calcext:value-type="float">
            <text:p>14869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74]+[.B573]" office:value-type="float" office:value="14907" calcext:value-type="float">
            <text:p>1490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75]+[.B574]" office:value-type="float" office:value="14945" calcext:value-type="float">
            <text:p>14945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76]+[.B575]" office:value-type="float" office:value="14983" calcext:value-type="float">
            <text:p>14983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77]+[.B576]" office:value-type="float" office:value="15021" calcext:value-type="float">
            <text:p>15021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78]+[.B577]" office:value-type="float" office:value="15059" calcext:value-type="float">
            <text:p>15059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79]+[.B578]" office:value-type="float" office:value="15097" calcext:value-type="float">
            <text:p>1509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80]+[.B579]" office:value-type="float" office:value="15135" calcext:value-type="float">
            <text:p>15135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81]+[.B580]" office:value-type="float" office:value="15173" calcext:value-type="float">
            <text:p>15173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82]+[.B581]" office:value-type="float" office:value="15211" calcext:value-type="float">
            <text:p>15211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583]+[.B582]" office:value-type="float" office:value="15250" calcext:value-type="float">
            <text:p>1525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584]+[.B583]" office:value-type="float" office:value="15289" calcext:value-type="float">
            <text:p>1528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585]+[.B584]" office:value-type="float" office:value="15328" calcext:value-type="float">
            <text:p>15328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586]+[.B585]" office:value-type="float" office:value="15367" calcext:value-type="float">
            <text:p>15367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587]+[.B586]" office:value-type="float" office:value="15406" calcext:value-type="float">
            <text:p>15406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588]+[.B587]" office:value-type="float" office:value="15445" calcext:value-type="float">
            <text:p>15445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589]+[.B588]" office:value-type="float" office:value="15484" calcext:value-type="float">
            <text:p>15484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590]+[.B589]" office:value-type="float" office:value="15523" calcext:value-type="float">
            <text:p>15523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591]+[.B590]" office:value-type="float" office:value="15562" calcext:value-type="float">
            <text:p>15562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592]+[.B591]" office:value-type="float" office:value="15601" calcext:value-type="float">
            <text:p>15601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593]+[.B592]" office:value-type="float" office:value="15640" calcext:value-type="float">
            <text:p>1564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594]+[.B593]" office:value-type="float" office:value="15679" calcext:value-type="float">
            <text:p>1567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595]+[.B594]" office:value-type="float" office:value="15718" calcext:value-type="float">
            <text:p>15718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596]+[.B595]" office:value-type="float" office:value="15757" calcext:value-type="float">
            <text:p>15757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597]+[.B596]" office:value-type="float" office:value="15796" calcext:value-type="float">
            <text:p>15796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598]+[.B597]" office:value-type="float" office:value="15835" calcext:value-type="float">
            <text:p>1583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599]+[.B598]" office:value-type="float" office:value="15875" calcext:value-type="float">
            <text:p>1587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00]+[.B599]" office:value-type="float" office:value="15915" calcext:value-type="float">
            <text:p>1591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01]+[.B600]" office:value-type="float" office:value="15955" calcext:value-type="float">
            <text:p>1595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02]+[.B601]" office:value-type="float" office:value="15995" calcext:value-type="float">
            <text:p>1599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03]+[.B602]" office:value-type="float" office:value="16035" calcext:value-type="float">
            <text:p>1603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04]+[.B603]" office:value-type="float" office:value="16075" calcext:value-type="float">
            <text:p>1607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05]+[.B604]" office:value-type="float" office:value="16115" calcext:value-type="float">
            <text:p>1611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06]+[.B605]" office:value-type="float" office:value="16155" calcext:value-type="float">
            <text:p>1615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07]+[.B606]" office:value-type="float" office:value="16195" calcext:value-type="float">
            <text:p>1619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08]+[.B607]" office:value-type="float" office:value="16235" calcext:value-type="float">
            <text:p>1623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09]+[.B608]" office:value-type="float" office:value="16275" calcext:value-type="float">
            <text:p>1627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10]+[.B609]" office:value-type="float" office:value="16315" calcext:value-type="float">
            <text:p>1631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11]+[.B610]" office:value-type="float" office:value="16355" calcext:value-type="float">
            <text:p>1635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12]+[.B611]" office:value-type="float" office:value="16395" calcext:value-type="float">
            <text:p>1639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13]+[.B612]" office:value-type="float" office:value="16435" calcext:value-type="float">
            <text:p>1643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14]+[.B613]" office:value-type="float" office:value="16475" calcext:value-type="float">
            <text:p>1647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15]+[.B614]" office:value-type="float" office:value="16515" calcext:value-type="float">
            <text:p>1651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16]+[.B615]" office:value-type="float" office:value="16555" calcext:value-type="float">
            <text:p>1655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17]+[.B616]" office:value-type="float" office:value="16595" calcext:value-type="float">
            <text:p>1659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18]+[.B617]" office:value-type="float" office:value="16635" calcext:value-type="float">
            <text:p>1663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19]+[.B618]" office:value-type="float" office:value="16675" calcext:value-type="float">
            <text:p>1667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20]+[.B619]" office:value-type="float" office:value="16715" calcext:value-type="float">
            <text:p>1671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21]+[.B620]" office:value-type="float" office:value="16755" calcext:value-type="float">
            <text:p>1675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22]+[.B621]" office:value-type="float" office:value="16795" calcext:value-type="float">
            <text:p>1679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23]+[.B622]" office:value-type="float" office:value="16835" calcext:value-type="float">
            <text:p>1683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24]+[.B623]" office:value-type="float" office:value="16875" calcext:value-type="float">
            <text:p>1687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25]+[.B624]" office:value-type="float" office:value="16915" calcext:value-type="float">
            <text:p>1691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26]+[.B625]" office:value-type="float" office:value="16955" calcext:value-type="float">
            <text:p>16955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27]+[.B626]" office:value-type="float" office:value="16996" calcext:value-type="float">
            <text:p>16996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28]+[.B627]" office:value-type="float" office:value="17037" calcext:value-type="float">
            <text:p>17037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29]+[.B628]" office:value-type="float" office:value="17078" calcext:value-type="float">
            <text:p>17078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30]+[.B629]" office:value-type="float" office:value="17119" calcext:value-type="float">
            <text:p>17119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31]+[.B630]" office:value-type="float" office:value="17160" calcext:value-type="float">
            <text:p>1716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32]+[.B631]" office:value-type="float" office:value="17201" calcext:value-type="float">
            <text:p>1720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33]+[.B632]" office:value-type="float" office:value="17242" calcext:value-type="float">
            <text:p>17242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34]+[.B633]" office:value-type="float" office:value="17283" calcext:value-type="float">
            <text:p>17283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35]+[.B634]" office:value-type="float" office:value="17324" calcext:value-type="float">
            <text:p>17324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36]+[.B635]" office:value-type="float" office:value="17365" calcext:value-type="float">
            <text:p>17365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37]+[.B636]" office:value-type="float" office:value="17406" calcext:value-type="float">
            <text:p>17406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38]+[.B637]" office:value-type="float" office:value="17447" calcext:value-type="float">
            <text:p>17447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39]+[.B638]" office:value-type="float" office:value="17489" calcext:value-type="float">
            <text:p>17489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40]+[.B639]" office:value-type="float" office:value="17531" calcext:value-type="float">
            <text:p>17531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41]+[.B640]" office:value-type="float" office:value="17573" calcext:value-type="float">
            <text:p>1757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42]+[.B641]" office:value-type="float" office:value="17615" calcext:value-type="float">
            <text:p>17615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43]+[.B642]" office:value-type="float" office:value="17657" calcext:value-type="float">
            <text:p>17657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44]+[.B643]" office:value-type="float" office:value="17699" calcext:value-type="float">
            <text:p>17699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45]+[.B644]" office:value-type="float" office:value="17741" calcext:value-type="float">
            <text:p>17741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46]+[.B645]" office:value-type="float" office:value="17783" calcext:value-type="float">
            <text:p>1778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47]+[.B646]" office:value-type="float" office:value="17825" calcext:value-type="float">
            <text:p>17825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48]+[.B647]" office:value-type="float" office:value="17867" calcext:value-type="float">
            <text:p>17867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49]+[.B648]" office:value-type="float" office:value="17909" calcext:value-type="float">
            <text:p>17909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50]+[.B649]" office:value-type="float" office:value="17951" calcext:value-type="float">
            <text:p>17951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51]+[.B650]" office:value-type="float" office:value="17993" calcext:value-type="float">
            <text:p>1799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52]+[.B651]" office:value-type="float" office:value="18035" calcext:value-type="float">
            <text:p>18035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53]+[.B652]" office:value-type="float" office:value="18077" calcext:value-type="float">
            <text:p>18077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54]+[.B653]" office:value-type="float" office:value="18119" calcext:value-type="float">
            <text:p>18119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55]+[.B654]" office:value-type="float" office:value="18161" calcext:value-type="float">
            <text:p>18161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56]+[.B655]" office:value-type="float" office:value="18203" calcext:value-type="float">
            <text:p>1820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57]+[.B656]" office:value-type="float" office:value="18245" calcext:value-type="float">
            <text:p>18245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58]+[.B657]" office:value-type="float" office:value="18287" calcext:value-type="float">
            <text:p>18287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659]+[.B658]" office:value-type="float" office:value="18330" calcext:value-type="float">
            <text:p>18330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660]+[.B659]" office:value-type="float" office:value="18373" calcext:value-type="float">
            <text:p>18373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661]+[.B660]" office:value-type="float" office:value="18416" calcext:value-type="float">
            <text:p>18416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662]+[.B661]" office:value-type="float" office:value="18459" calcext:value-type="float">
            <text:p>18459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663]+[.B662]" office:value-type="float" office:value="18502" calcext:value-type="float">
            <text:p>18502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664]+[.B663]" office:value-type="float" office:value="18545" calcext:value-type="float">
            <text:p>18545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665]+[.B664]" office:value-type="float" office:value="18588" calcext:value-type="float">
            <text:p>18588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666]+[.B665]" office:value-type="float" office:value="18631" calcext:value-type="float">
            <text:p>18631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667]+[.B666]" office:value-type="float" office:value="18674" calcext:value-type="float">
            <text:p>18674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668]+[.B667]" office:value-type="float" office:value="18717" calcext:value-type="float">
            <text:p>18717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669]+[.B668]" office:value-type="float" office:value="18760" calcext:value-type="float">
            <text:p>18760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670]+[.B669]" office:value-type="float" office:value="18803" calcext:value-type="float">
            <text:p>18803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671]+[.B670]" office:value-type="float" office:value="18846" calcext:value-type="float">
            <text:p>18846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72]+[.B671]" office:value-type="float" office:value="18890" calcext:value-type="float">
            <text:p>18890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73]+[.B672]" office:value-type="float" office:value="18934" calcext:value-type="float">
            <text:p>1893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74]+[.B673]" office:value-type="float" office:value="18978" calcext:value-type="float">
            <text:p>18978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75]+[.B674]" office:value-type="float" office:value="19022" calcext:value-type="float">
            <text:p>19022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76]+[.B675]" office:value-type="float" office:value="19066" calcext:value-type="float">
            <text:p>19066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77]+[.B676]" office:value-type="float" office:value="19110" calcext:value-type="float">
            <text:p>19110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78]+[.B677]" office:value-type="float" office:value="19154" calcext:value-type="float">
            <text:p>1915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79]+[.B678]" office:value-type="float" office:value="19198" calcext:value-type="float">
            <text:p>19198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80]+[.B679]" office:value-type="float" office:value="19242" calcext:value-type="float">
            <text:p>19242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81]+[.B680]" office:value-type="float" office:value="19286" calcext:value-type="float">
            <text:p>19286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82]+[.B681]" office:value-type="float" office:value="19330" calcext:value-type="float">
            <text:p>19330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83]+[.B682]" office:value-type="float" office:value="19374" calcext:value-type="float">
            <text:p>1937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84]+[.B683]" office:value-type="float" office:value="19418" calcext:value-type="float">
            <text:p>19418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85]+[.B684]" office:value-type="float" office:value="19462" calcext:value-type="float">
            <text:p>19462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86]+[.B685]" office:value-type="float" office:value="19506" calcext:value-type="float">
            <text:p>19506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87]+[.B686]" office:value-type="float" office:value="19550" calcext:value-type="float">
            <text:p>19550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88]+[.B687]" office:value-type="float" office:value="19594" calcext:value-type="float">
            <text:p>1959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89]+[.B688]" office:value-type="float" office:value="19638" calcext:value-type="float">
            <text:p>19638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90]+[.B689]" office:value-type="float" office:value="19682" calcext:value-type="float">
            <text:p>19682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91]+[.B690]" office:value-type="float" office:value="19726" calcext:value-type="float">
            <text:p>19726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92]+[.B691]" office:value-type="float" office:value="19770" calcext:value-type="float">
            <text:p>19770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93]+[.B692]" office:value-type="float" office:value="19814" calcext:value-type="float">
            <text:p>1981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94]+[.B693]" office:value-type="float" office:value="19858" calcext:value-type="float">
            <text:p>19858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95]+[.B694]" office:value-type="float" office:value="19902" calcext:value-type="float">
            <text:p>19902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96]+[.B695]" office:value-type="float" office:value="19946" calcext:value-type="float">
            <text:p>19946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97]+[.B696]" office:value-type="float" office:value="19990" calcext:value-type="float">
            <text:p>19990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98]+[.B697]" office:value-type="float" office:value="20034" calcext:value-type="float">
            <text:p>2003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699]+[.B698]" office:value-type="float" office:value="20078" calcext:value-type="float">
            <text:p>20078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00]+[.B699]" office:value-type="float" office:value="20123" calcext:value-type="float">
            <text:p>2012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01]+[.B700]" office:value-type="float" office:value="20168" calcext:value-type="float">
            <text:p>20168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02]+[.B701]" office:value-type="float" office:value="20213" calcext:value-type="float">
            <text:p>2021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03]+[.B702]" office:value-type="float" office:value="20258" calcext:value-type="float">
            <text:p>20258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04]+[.B703]" office:value-type="float" office:value="20303" calcext:value-type="float">
            <text:p>2030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05]+[.B704]" office:value-type="float" office:value="20348" calcext:value-type="float">
            <text:p>20348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06]+[.B705]" office:value-type="float" office:value="20393" calcext:value-type="float">
            <text:p>2039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07]+[.B706]" office:value-type="float" office:value="20438" calcext:value-type="float">
            <text:p>20438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08]+[.B707]" office:value-type="float" office:value="20483" calcext:value-type="float">
            <text:p>2048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09]+[.B708]" office:value-type="float" office:value="20528" calcext:value-type="float">
            <text:p>20528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10]+[.B709]" office:value-type="float" office:value="20573" calcext:value-type="float">
            <text:p>2057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11]+[.B710]" office:value-type="float" office:value="20618" calcext:value-type="float">
            <text:p>20618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12]+[.B711]" office:value-type="float" office:value="20663" calcext:value-type="float">
            <text:p>2066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13]+[.B712]" office:value-type="float" office:value="20708" calcext:value-type="float">
            <text:p>20708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14]+[.B713]" office:value-type="float" office:value="20753" calcext:value-type="float">
            <text:p>2075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15]+[.B714]" office:value-type="float" office:value="20798" calcext:value-type="float">
            <text:p>20798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16]+[.B715]" office:value-type="float" office:value="20843" calcext:value-type="float">
            <text:p>2084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17]+[.B716]" office:value-type="float" office:value="20888" calcext:value-type="float">
            <text:p>20888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18]+[.B717]" office:value-type="float" office:value="20934" calcext:value-type="float">
            <text:p>20934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19]+[.B718]" office:value-type="float" office:value="20980" calcext:value-type="float">
            <text:p>2098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20]+[.B719]" office:value-type="float" office:value="21026" calcext:value-type="float">
            <text:p>2102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21]+[.B720]" office:value-type="float" office:value="21072" calcext:value-type="float">
            <text:p>21072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22]+[.B721]" office:value-type="float" office:value="21118" calcext:value-type="float">
            <text:p>21118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23]+[.B722]" office:value-type="float" office:value="21164" calcext:value-type="float">
            <text:p>21164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24]+[.B723]" office:value-type="float" office:value="21210" calcext:value-type="float">
            <text:p>2121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25]+[.B724]" office:value-type="float" office:value="21256" calcext:value-type="float">
            <text:p>2125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26]+[.B725]" office:value-type="float" office:value="21302" calcext:value-type="float">
            <text:p>21302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27]+[.B726]" office:value-type="float" office:value="21348" calcext:value-type="float">
            <text:p>21348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28]+[.B727]" office:value-type="float" office:value="21394" calcext:value-type="float">
            <text:p>21394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29]+[.B728]" office:value-type="float" office:value="21440" calcext:value-type="float">
            <text:p>2144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30]+[.B729]" office:value-type="float" office:value="21486" calcext:value-type="float">
            <text:p>2148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31]+[.B730]" office:value-type="float" office:value="21532" calcext:value-type="float">
            <text:p>21532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32]+[.B731]" office:value-type="float" office:value="21578" calcext:value-type="float">
            <text:p>21578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33]+[.B732]" office:value-type="float" office:value="21624" calcext:value-type="float">
            <text:p>21624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34]+[.B733]" office:value-type="float" office:value="21670" calcext:value-type="float">
            <text:p>21670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35]+[.B734]" office:value-type="float" office:value="21717" calcext:value-type="float">
            <text:p>21717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36]+[.B735]" office:value-type="float" office:value="21764" calcext:value-type="float">
            <text:p>21764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37]+[.B736]" office:value-type="float" office:value="21811" calcext:value-type="float">
            <text:p>21811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38]+[.B737]" office:value-type="float" office:value="21858" calcext:value-type="float">
            <text:p>21858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39]+[.B738]" office:value-type="float" office:value="21905" calcext:value-type="float">
            <text:p>21905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40]+[.B739]" office:value-type="float" office:value="21952" calcext:value-type="float">
            <text:p>21952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41]+[.B740]" office:value-type="float" office:value="21999" calcext:value-type="float">
            <text:p>21999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42]+[.B741]" office:value-type="float" office:value="22046" calcext:value-type="float">
            <text:p>22046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43]+[.B742]" office:value-type="float" office:value="22093" calcext:value-type="float">
            <text:p>22093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44]+[.B743]" office:value-type="float" office:value="22140" calcext:value-type="float">
            <text:p>22140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45]+[.B744]" office:value-type="float" office:value="22187" calcext:value-type="float">
            <text:p>22187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46]+[.B745]" office:value-type="float" office:value="22234" calcext:value-type="float">
            <text:p>22234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47]+[.B746]" office:value-type="float" office:value="22281" calcext:value-type="float">
            <text:p>22281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48]+[.B747]" office:value-type="float" office:value="22328" calcext:value-type="float">
            <text:p>22328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49]+[.B748]" office:value-type="float" office:value="22375" calcext:value-type="float">
            <text:p>22375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50]+[.B749]" office:value-type="float" office:value="22422" calcext:value-type="float">
            <text:p>22422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51]+[.B750]" office:value-type="float" office:value="22469" calcext:value-type="float">
            <text:p>22469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52]+[.B751]" office:value-type="float" office:value="22516" calcext:value-type="float">
            <text:p>22516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753]+[.B752]" office:value-type="float" office:value="22564" calcext:value-type="float">
            <text:p>22564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754]+[.B753]" office:value-type="float" office:value="22612" calcext:value-type="float">
            <text:p>22612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755]+[.B754]" office:value-type="float" office:value="22660" calcext:value-type="float">
            <text:p>2266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756]+[.B755]" office:value-type="float" office:value="22708" calcext:value-type="float">
            <text:p>2270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757]+[.B756]" office:value-type="float" office:value="22756" calcext:value-type="float">
            <text:p>22756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758]+[.B757]" office:value-type="float" office:value="22804" calcext:value-type="float">
            <text:p>22804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759]+[.B758]" office:value-type="float" office:value="22852" calcext:value-type="float">
            <text:p>22852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760]+[.B759]" office:value-type="float" office:value="22900" calcext:value-type="float">
            <text:p>2290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761]+[.B760]" office:value-type="float" office:value="22948" calcext:value-type="float">
            <text:p>229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762]+[.B761]" office:value-type="float" office:value="22996" calcext:value-type="float">
            <text:p>22996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763]+[.B762]" office:value-type="float" office:value="23044" calcext:value-type="float">
            <text:p>23044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764]+[.B763]" office:value-type="float" office:value="23092" calcext:value-type="float">
            <text:p>23092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765]+[.B764]" office:value-type="float" office:value="23140" calcext:value-type="float">
            <text:p>2314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766]+[.B765]" office:value-type="float" office:value="23188" calcext:value-type="float">
            <text:p>2318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767]+[.B766]" office:value-type="float" office:value="23236" calcext:value-type="float">
            <text:p>23236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768]+[.B767]" office:value-type="float" office:value="23284" calcext:value-type="float">
            <text:p>23284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769]+[.B768]" office:value-type="float" office:value="23332" calcext:value-type="float">
            <text:p>23332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770]+[.B769]" office:value-type="float" office:value="23380" calcext:value-type="float">
            <text:p>2338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771]+[.B770]" office:value-type="float" office:value="23429" calcext:value-type="float">
            <text:p>2342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772]+[.B771]" office:value-type="float" office:value="23478" calcext:value-type="float">
            <text:p>23478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773]+[.B772]" office:value-type="float" office:value="23527" calcext:value-type="float">
            <text:p>23527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774]+[.B773]" office:value-type="float" office:value="23576" calcext:value-type="float">
            <text:p>23576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775]+[.B774]" office:value-type="float" office:value="23625" calcext:value-type="float">
            <text:p>23625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776]+[.B775]" office:value-type="float" office:value="23674" calcext:value-type="float">
            <text:p>23674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777]+[.B776]" office:value-type="float" office:value="23723" calcext:value-type="float">
            <text:p>23723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778]+[.B777]" office:value-type="float" office:value="23772" calcext:value-type="float">
            <text:p>23772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779]+[.B778]" office:value-type="float" office:value="23821" calcext:value-type="float">
            <text:p>23821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780]+[.B779]" office:value-type="float" office:value="23870" calcext:value-type="float">
            <text:p>2387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781]+[.B780]" office:value-type="float" office:value="23919" calcext:value-type="float">
            <text:p>2391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782]+[.B781]" office:value-type="float" office:value="23968" calcext:value-type="float">
            <text:p>23968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783]+[.B782]" office:value-type="float" office:value="24017" calcext:value-type="float">
            <text:p>24017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784]+[.B783]" office:value-type="float" office:value="24066" calcext:value-type="float">
            <text:p>24066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785]+[.B784]" office:value-type="float" office:value="24115" calcext:value-type="float">
            <text:p>24115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786]+[.B785]" office:value-type="float" office:value="24164" calcext:value-type="float">
            <text:p>24164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787]+[.B786]" office:value-type="float" office:value="24213" calcext:value-type="float">
            <text:p>24213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788]+[.B787]" office:value-type="float" office:value="24262" calcext:value-type="float">
            <text:p>24262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789]+[.B788]" office:value-type="float" office:value="24311" calcext:value-type="float">
            <text:p>24311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790]+[.B789]" office:value-type="float" office:value="24361" calcext:value-type="float">
            <text:p>24361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791]+[.B790]" office:value-type="float" office:value="24411" calcext:value-type="float">
            <text:p>24411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792]+[.B791]" office:value-type="float" office:value="24461" calcext:value-type="float">
            <text:p>24461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793]+[.B792]" office:value-type="float" office:value="24511" calcext:value-type="float">
            <text:p>24511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794]+[.B793]" office:value-type="float" office:value="24561" calcext:value-type="float">
            <text:p>24561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795]+[.B794]" office:value-type="float" office:value="24611" calcext:value-type="float">
            <text:p>24611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796]+[.B795]" office:value-type="float" office:value="24661" calcext:value-type="float">
            <text:p>24661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797]+[.B796]" office:value-type="float" office:value="24711" calcext:value-type="float">
            <text:p>24711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798]+[.B797]" office:value-type="float" office:value="24761" calcext:value-type="float">
            <text:p>24761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799]+[.B798]" office:value-type="float" office:value="24811" calcext:value-type="float">
            <text:p>24811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00]+[.B799]" office:value-type="float" office:value="24861" calcext:value-type="float">
            <text:p>24861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01]+[.B800]" office:value-type="float" office:value="24911" calcext:value-type="float">
            <text:p>24911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02]+[.B801]" office:value-type="float" office:value="24961" calcext:value-type="float">
            <text:p>24961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03]+[.B802]" office:value-type="float" office:value="25011" calcext:value-type="float">
            <text:p>25011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04]+[.B803]" office:value-type="float" office:value="25061" calcext:value-type="float">
            <text:p>25061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05]+[.B804]" office:value-type="float" office:value="25111" calcext:value-type="float">
            <text:p>25111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06]+[.B805]" office:value-type="float" office:value="25161" calcext:value-type="float">
            <text:p>25161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07]+[.B806]" office:value-type="float" office:value="25211" calcext:value-type="float">
            <text:p>25211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08]+[.B807]" office:value-type="float" office:value="25261" calcext:value-type="float">
            <text:p>25261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09]+[.B808]" office:value-type="float" office:value="25311" calcext:value-type="float">
            <text:p>2531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10]+[.B809]" office:value-type="float" office:value="25362" calcext:value-type="float">
            <text:p>25362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11]+[.B810]" office:value-type="float" office:value="25413" calcext:value-type="float">
            <text:p>25413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12]+[.B811]" office:value-type="float" office:value="25464" calcext:value-type="float">
            <text:p>25464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13]+[.B812]" office:value-type="float" office:value="25515" calcext:value-type="float">
            <text:p>25515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14]+[.B813]" office:value-type="float" office:value="25566" calcext:value-type="float">
            <text:p>25566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15]+[.B814]" office:value-type="float" office:value="25617" calcext:value-type="float">
            <text:p>25617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16]+[.B815]" office:value-type="float" office:value="25668" calcext:value-type="float">
            <text:p>25668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17]+[.B816]" office:value-type="float" office:value="25719" calcext:value-type="float">
            <text:p>25719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18]+[.B817]" office:value-type="float" office:value="25770" calcext:value-type="float">
            <text:p>25770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19]+[.B818]" office:value-type="float" office:value="25821" calcext:value-type="float">
            <text:p>2582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20]+[.B819]" office:value-type="float" office:value="25872" calcext:value-type="float">
            <text:p>25872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21]+[.B820]" office:value-type="float" office:value="25923" calcext:value-type="float">
            <text:p>25923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22]+[.B821]" office:value-type="float" office:value="25974" calcext:value-type="float">
            <text:p>25974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23]+[.B822]" office:value-type="float" office:value="26025" calcext:value-type="float">
            <text:p>26025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24]+[.B823]" office:value-type="float" office:value="26076" calcext:value-type="float">
            <text:p>26076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25]+[.B824]" office:value-type="float" office:value="26127" calcext:value-type="float">
            <text:p>26127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26]+[.B825]" office:value-type="float" office:value="26178" calcext:value-type="float">
            <text:p>26178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27]+[.B826]" office:value-type="float" office:value="26230" calcext:value-type="float">
            <text:p>26230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28]+[.B827]" office:value-type="float" office:value="26282" calcext:value-type="float">
            <text:p>26282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29]+[.B828]" office:value-type="float" office:value="26334" calcext:value-type="float">
            <text:p>26334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30]+[.B829]" office:value-type="float" office:value="26386" calcext:value-type="float">
            <text:p>26386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31]+[.B830]" office:value-type="float" office:value="26438" calcext:value-type="float">
            <text:p>26438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32]+[.B831]" office:value-type="float" office:value="26490" calcext:value-type="float">
            <text:p>26490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33]+[.B832]" office:value-type="float" office:value="26542" calcext:value-type="float">
            <text:p>26542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34]+[.B833]" office:value-type="float" office:value="26594" calcext:value-type="float">
            <text:p>26594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35]+[.B834]" office:value-type="float" office:value="26646" calcext:value-type="float">
            <text:p>26646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36]+[.B835]" office:value-type="float" office:value="26698" calcext:value-type="float">
            <text:p>26698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37]+[.B836]" office:value-type="float" office:value="26750" calcext:value-type="float">
            <text:p>26750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38]+[.B837]" office:value-type="float" office:value="26802" calcext:value-type="float">
            <text:p>26802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39]+[.B838]" office:value-type="float" office:value="26854" calcext:value-type="float">
            <text:p>26854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40]+[.B839]" office:value-type="float" office:value="26906" calcext:value-type="float">
            <text:p>26906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41]+[.B840]" office:value-type="float" office:value="26958" calcext:value-type="float">
            <text:p>26958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42]+[.B841]" office:value-type="float" office:value="27010" calcext:value-type="float">
            <text:p>27010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43]+[.B842]" office:value-type="float" office:value="27062" calcext:value-type="float">
            <text:p>27062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44]+[.B843]" office:value-type="float" office:value="27114" calcext:value-type="float">
            <text:p>27114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45]+[.B844]" office:value-type="float" office:value="27166" calcext:value-type="float">
            <text:p>27166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46]+[.B845]" office:value-type="float" office:value="27218" calcext:value-type="float">
            <text:p>27218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47]+[.B846]" office:value-type="float" office:value="27270" calcext:value-type="float">
            <text:p>27270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48]+[.B847]" office:value-type="float" office:value="27322" calcext:value-type="float">
            <text:p>27322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49]+[.B848]" office:value-type="float" office:value="27374" calcext:value-type="float">
            <text:p>27374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50]+[.B849]" office:value-type="float" office:value="27427" calcext:value-type="float">
            <text:p>27427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51]+[.B850]" office:value-type="float" office:value="27480" calcext:value-type="float">
            <text:p>27480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52]+[.B851]" office:value-type="float" office:value="27533" calcext:value-type="float">
            <text:p>2753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53]+[.B852]" office:value-type="float" office:value="27586" calcext:value-type="float">
            <text:p>27586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54]+[.B853]" office:value-type="float" office:value="27639" calcext:value-type="float">
            <text:p>27639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55]+[.B854]" office:value-type="float" office:value="27692" calcext:value-type="float">
            <text:p>27692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56]+[.B855]" office:value-type="float" office:value="27745" calcext:value-type="float">
            <text:p>27745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57]+[.B856]" office:value-type="float" office:value="27798" calcext:value-type="float">
            <text:p>27798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58]+[.B857]" office:value-type="float" office:value="27851" calcext:value-type="float">
            <text:p>27851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59]+[.B858]" office:value-type="float" office:value="27904" calcext:value-type="float">
            <text:p>27904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60]+[.B859]" office:value-type="float" office:value="27957" calcext:value-type="float">
            <text:p>27957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61]+[.B860]" office:value-type="float" office:value="28010" calcext:value-type="float">
            <text:p>28010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62]+[.B861]" office:value-type="float" office:value="28063" calcext:value-type="float">
            <text:p>2806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63]+[.B862]" office:value-type="float" office:value="28116" calcext:value-type="float">
            <text:p>28116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64]+[.B863]" office:value-type="float" office:value="28169" calcext:value-type="float">
            <text:p>28169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65]+[.B864]" office:value-type="float" office:value="28223" calcext:value-type="float">
            <text:p>28223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66]+[.B865]" office:value-type="float" office:value="28277" calcext:value-type="float">
            <text:p>28277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67]+[.B866]" office:value-type="float" office:value="28331" calcext:value-type="float">
            <text:p>28331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68]+[.B867]" office:value-type="float" office:value="28385" calcext:value-type="float">
            <text:p>28385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69]+[.B868]" office:value-type="float" office:value="28439" calcext:value-type="float">
            <text:p>28439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70]+[.B869]" office:value-type="float" office:value="28493" calcext:value-type="float">
            <text:p>28493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71]+[.B870]" office:value-type="float" office:value="28547" calcext:value-type="float">
            <text:p>28547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72]+[.B871]" office:value-type="float" office:value="28601" calcext:value-type="float">
            <text:p>28601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73]+[.B872]" office:value-type="float" office:value="28655" calcext:value-type="float">
            <text:p>28655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74]+[.B873]" office:value-type="float" office:value="28709" calcext:value-type="float">
            <text:p>28709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75]+[.B874]" office:value-type="float" office:value="28763" calcext:value-type="float">
            <text:p>28763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76]+[.B875]" office:value-type="float" office:value="28817" calcext:value-type="float">
            <text:p>28817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77]+[.B876]" office:value-type="float" office:value="28871" calcext:value-type="float">
            <text:p>28871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878]+[.B877]" office:value-type="float" office:value="28926" calcext:value-type="float">
            <text:p>28926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879]+[.B878]" office:value-type="float" office:value="28981" calcext:value-type="float">
            <text:p>28981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880]+[.B879]" office:value-type="float" office:value="29036" calcext:value-type="float">
            <text:p>29036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881]+[.B880]" office:value-type="float" office:value="29091" calcext:value-type="float">
            <text:p>29091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882]+[.B881]" office:value-type="float" office:value="29146" calcext:value-type="float">
            <text:p>29146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883]+[.B882]" office:value-type="float" office:value="29201" calcext:value-type="float">
            <text:p>29201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884]+[.B883]" office:value-type="float" office:value="29256" calcext:value-type="float">
            <text:p>29256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885]+[.B884]" office:value-type="float" office:value="29311" calcext:value-type="float">
            <text:p>29311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886]+[.B885]" office:value-type="float" office:value="29366" calcext:value-type="float">
            <text:p>29366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887]+[.B886]" office:value-type="float" office:value="29421" calcext:value-type="float">
            <text:p>29421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888]+[.B887]" office:value-type="float" office:value="29477" calcext:value-type="float">
            <text:p>29477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889]+[.B888]" office:value-type="float" office:value="29533" calcext:value-type="float">
            <text:p>29533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890]+[.B889]" office:value-type="float" office:value="29589" calcext:value-type="float">
            <text:p>29589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891]+[.B890]" office:value-type="float" office:value="29645" calcext:value-type="float">
            <text:p>29645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892]+[.B891]" office:value-type="float" office:value="29701" calcext:value-type="float">
            <text:p>29701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893]+[.B892]" office:value-type="float" office:value="29757" calcext:value-type="float">
            <text:p>29757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894]+[.B893]" office:value-type="float" office:value="29813" calcext:value-type="float">
            <text:p>29813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895]+[.B894]" office:value-type="float" office:value="29869" calcext:value-type="float">
            <text:p>29869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896]+[.B895]" office:value-type="float" office:value="29925" calcext:value-type="float">
            <text:p>29925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897]+[.B896]" office:value-type="float" office:value="29981" calcext:value-type="float">
            <text:p>29981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898]+[.B897]" office:value-type="float" office:value="30037" calcext:value-type="float">
            <text:p>30037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899]+[.B898]" office:value-type="float" office:value="30093" calcext:value-type="float">
            <text:p>30093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900]+[.B899]" office:value-type="float" office:value="30149" calcext:value-type="float">
            <text:p>30149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901]+[.B900]" office:value-type="float" office:value="30205" calcext:value-type="float">
            <text:p>30205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902]+[.B901]" office:value-type="float" office:value="30261" calcext:value-type="float">
            <text:p>30261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903]+[.B902]" office:value-type="float" office:value="30317" calcext:value-type="float">
            <text:p>30317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904]+[.B903]" office:value-type="float" office:value="30373" calcext:value-type="float">
            <text:p>30373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905]+[.B904]" office:value-type="float" office:value="30429" calcext:value-type="float">
            <text:p>30429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906]+[.B905]" office:value-type="float" office:value="30486" calcext:value-type="float">
            <text:p>30486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907]+[.B906]" office:value-type="float" office:value="30543" calcext:value-type="float">
            <text:p>30543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908]+[.B907]" office:value-type="float" office:value="30600" calcext:value-type="float">
            <text:p>30600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909]+[.B908]" office:value-type="float" office:value="30657" calcext:value-type="float">
            <text:p>30657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910]+[.B909]" office:value-type="float" office:value="30714" calcext:value-type="float">
            <text:p>30714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911]+[.B910]" office:value-type="float" office:value="30772" calcext:value-type="float">
            <text:p>30772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912]+[.B911]" office:value-type="float" office:value="30830" calcext:value-type="float">
            <text:p>30830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913]+[.B912]" office:value-type="float" office:value="30888" calcext:value-type="float">
            <text:p>3088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914]+[.B913]" office:value-type="float" office:value="30946" calcext:value-type="float">
            <text:p>30946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915]+[.B914]" office:value-type="float" office:value="31004" calcext:value-type="float">
            <text:p>31004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916]+[.B915]" office:value-type="float" office:value="31062" calcext:value-type="float">
            <text:p>31062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917]+[.B916]" office:value-type="float" office:value="31120" calcext:value-type="float">
            <text:p>31120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918]+[.B917]" office:value-type="float" office:value="31179" calcext:value-type="float">
            <text:p>31179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919]+[.B918]" office:value-type="float" office:value="31238" calcext:value-type="float">
            <text:p>31238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920]+[.B919]" office:value-type="float" office:value="31297" calcext:value-type="float">
            <text:p>31297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921]+[.B920]" office:value-type="float" office:value="31356" calcext:value-type="float">
            <text:p>31356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922]+[.B921]" office:value-type="float" office:value="31416" calcext:value-type="float">
            <text:p>31416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923]+[.B922]" office:value-type="float" office:value="31476" calcext:value-type="float">
            <text:p>31476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924]+[.B923]" office:value-type="float" office:value="31536" calcext:value-type="float">
            <text:p>31536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925]+[.B924]" office:value-type="float" office:value="31596" calcext:value-type="float">
            <text:p>31596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926]+[.B925]" office:value-type="float" office:value="31656" calcext:value-type="float">
            <text:p>31656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927]+[.B926]" office:value-type="float" office:value="31716" calcext:value-type="float">
            <text:p>31716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928]+[.B927]" office:value-type="float" office:value="31777" calcext:value-type="float">
            <text:p>31777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929]+[.B928]" office:value-type="float" office:value="31838" calcext:value-type="float">
            <text:p>31838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930]+[.B929]" office:value-type="float" office:value="31899" calcext:value-type="float">
            <text:p>31899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931]+[.B930]" office:value-type="float" office:value="31960" calcext:value-type="float">
            <text:p>31960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932]+[.B931]" office:value-type="float" office:value="32022" calcext:value-type="float">
            <text:p>32022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933]+[.B932]" office:value-type="float" office:value="32084" calcext:value-type="float">
            <text:p>32084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934]+[.B933]" office:value-type="float" office:value="32146" calcext:value-type="float">
            <text:p>32146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935]+[.B934]" office:value-type="float" office:value="32208" calcext:value-type="float">
            <text:p>32208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936]+[.B935]" office:value-type="float" office:value="32270" calcext:value-type="float">
            <text:p>32270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937]+[.B936]" office:value-type="float" office:value="32332" calcext:value-type="float">
            <text:p>32332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938]+[.B937]" office:value-type="float" office:value="32395" calcext:value-type="float">
            <text:p>32395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939]+[.B938]" office:value-type="float" office:value="32458" calcext:value-type="float">
            <text:p>32458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940]+[.B939]" office:value-type="float" office:value="32521" calcext:value-type="float">
            <text:p>32521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941]+[.B940]" office:value-type="float" office:value="32585" calcext:value-type="float">
            <text:p>32585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942]+[.B941]" office:value-type="float" office:value="32649" calcext:value-type="float">
            <text:p>32649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943]+[.B942]" office:value-type="float" office:value="32713" calcext:value-type="float">
            <text:p>32713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944]+[.B943]" office:value-type="float" office:value="32777" calcext:value-type="float">
            <text:p>32777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945]+[.B944]" office:value-type="float" office:value="32841" calcext:value-type="float">
            <text:p>32841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946]+[.B945]" office:value-type="float" office:value="32906" calcext:value-type="float">
            <text:p>32906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947]+[.B946]" office:value-type="float" office:value="32971" calcext:value-type="float">
            <text:p>32971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948]+[.B947]" office:value-type="float" office:value="33036" calcext:value-type="float">
            <text:p>33036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949]+[.B948]" office:value-type="float" office:value="33101" calcext:value-type="float">
            <text:p>33101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950]+[.B949]" office:value-type="float" office:value="33167" calcext:value-type="float">
            <text:p>33167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951]+[.B950]" office:value-type="float" office:value="33233" calcext:value-type="float">
            <text:p>33233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952]+[.B951]" office:value-type="float" office:value="33300" calcext:value-type="float">
            <text:p>33300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953]+[.B952]" office:value-type="float" office:value="33367" calcext:value-type="float">
            <text:p>3336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954]+[.B953]" office:value-type="float" office:value="33434" calcext:value-type="float">
            <text:p>33434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955]+[.B954]" office:value-type="float" office:value="33503" calcext:value-type="float">
            <text:p>33503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956]+[.B955]" office:value-type="float" office:value="33572" calcext:value-type="float">
            <text:p>33572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957]+[.B956]" office:value-type="float" office:value="33642" calcext:value-type="float">
            <text:p>33642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958]+[.B957]" office:value-type="float" office:value="33713" calcext:value-type="float">
            <text:p>33713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959]+[.B958]" office:value-type="float" office:value="33785" calcext:value-type="float">
            <text:p>33785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960]+[.B959]" office:value-type="float" office:value="33857" calcext:value-type="float">
            <text:p>33857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961]+[.B960]" office:value-type="float" office:value="33930" calcext:value-type="float">
            <text:p>3393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962]+[.B961]" office:value-type="float" office:value="34010" calcext:value-type="float">
            <text:p>34010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9T10:09:38.012118287</meta:creation-date>
    <dc:date>2024-03-09T10:11:08.415356452</dc:date>
    <meta:editing-duration>PT1M31S</meta:editing-duration>
    <meta:editing-cycles>1</meta:editing-cycles>
    <meta:document-statistic meta:table-count="1" meta:cell-count="1928" meta:object-count="0"/>
    <meta:generator>LibreOffice/24.2.0.3$Linux_X86_64 LibreOffice_project/420$Build-3</meta:generator>
  </office:meta>
</office:document-meta>
</file>